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5.001cm" table:align="left"/>
    </style:style>
    <style:style style:name="表格1.A" style:family="table-column">
      <style:table-column-properties style:column-width="5.001cm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9.61cm" table:align="left"/>
    </style:style>
    <style:style style:name="表格2.A" style:family="table-column">
      <style:table-column-properties style:column-width="9.61cm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a8541" officeooo:paragraph-rsid="000a85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/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Table_20_Contents"/>
                </table:table-cell>
              </table:table-row>
            </table:table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22:11:37.203000000</meta:creation-date>
    <dc:date>2018-05-26T22:13:59.421000000</dc:date>
    <meta:editing-duration>PT2M24S</meta:editing-duration>
    <meta:editing-cycles>2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0" meta:word-count="0" meta:character-count="0" meta:non-whitespace-character-count="0"/>
  </office:meta>
</office:document-meta>
</file>